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ing_20_3">
      <style:text-properties officeooo:rsid="000f950f" officeooo:paragraph-rsid="000f950f"/>
    </style:style>
    <style:style style:name="P2" style:family="paragraph" style:parent-style-name="Standard">
      <style:text-properties officeooo:rsid="000f950f" officeooo:paragraph-rsid="000f950f"/>
    </style:style>
    <style:style style:name="P3" style:family="paragraph" style:parent-style-name="Standard">
      <style:text-properties fo:font-size="14pt" fo:font-weight="bold" officeooo:rsid="000f950f" officeooo:paragraph-rsid="000f950f" style:font-size-asian="14pt" style:font-weight-asian="bold" style:font-size-complex="14pt" style:font-weight-complex="bold"/>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7">
      <style:paragraph-properties fo:margin-top="0cm" fo:margin-bottom="0cm" style:contextual-spacing="false"/>
    </style:style>
    <style:style style:name="P17" style:family="paragraph" style:parent-style-name="Text_20_body" style:list-style-name="L8"/>
    <style:style style:name="P18" style:family="paragraph" style:parent-style-name="Text_20_body" style:list-style-name="L8">
      <style:paragraph-properties fo:margin-top="0cm" fo:margin-bottom="0cm" style:contextual-spacing="false"/>
    </style:style>
    <style:style style:name="T1" style:family="text">
      <style:text-properties fo:font-weight="bold" officeooo:rsid="000f950f"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Informe</text:h>
      <text:p text:style-name="P2">La implementación realizada para este proyecto, tuvo sus complicaciones pues las ideas principales siempre generaban conflicto a la hora de combinar la solución. Después de muchos intentos la solución planteada se basa en construir el árbol de movimientos posibles para después realizar la solución con algún algoritmo de búsqueda.</text:p>
      <text:p text:style-name="P2">Para cada algoritmo su estructura lógica se basa en comparar si un elemento puede conectarse con un nodo para determinar que orden y su estructura sea cual sea el algoritmo, pues tenemos escenarios por los cuales se toma un solo un camino, se amplia por sus capas superiores, por limitantes, etc. La mejor forma para implementar dichas propiedades fue utilizar las estructuras de datos (Queue, stack y heap) que nos permitían tomar un control de acción para cada movimiento.</text:p>
      <text:p text:style-name="P2">El lenguaje utilizado fue Python ya que este lenguaje nos permite utilizar dichas estructuras además que tiene diferentes entornos los cuales nos facilitan la implementación de los grafos, estos grafos fueron los que nos permitieron representar de manera gráfica la solución del problema utilizando librerías como, networkx y matplotlib.</text:p>
      <text:h text:style-name="Heading_20_3" text:outline-level="3">Estrategia utilizada</text:h>
      <text:p text:style-name="Text_20_body">La estrategia de este código se basa en la construcción de un árbol de búsqueda a partir de un punto de inicio en el mapa, para luego aplicar distintos algoritmos de búsqueda de caminos. Los algoritmos utilizados incluyen:</text:p>
      <text:list text:style-name="L1">
        <text:list-item>
          <text:p text:style-name="P5"><text:span text:style-name="Strong_20_Emphasis">Profundidad</text:span>: Explora los nodos a lo largo de la profundidad antes de retroceder.</text:p>
        </text:list-item>
        <text:list-item>
          <text:p text:style-name="P5"><text:span text:style-name="Strong_20_Emphasis">Amplitud</text:span>: Explora los nodos nivel por nivel.</text:p>
        </text:list-item>
        <text:list-item>
          <text:p text:style-name="P5"><text:span text:style-name="T1">Costo</text:span>: Utiliza un costo acumulado para explorar el camino más barato.</text:p>
        </text:list-item>
        <text:list-item>
          <text:p text:style-name="P5"><text:span text:style-name="Strong_20_Emphasis">Limitada</text:span>: Restringe la búsqueda a una profundidad máxima.</text:p>
        </text:list-item>
        <text:list-item>
          <text:p text:style-name="P5"><text:span text:style-name="Strong_20_Emphasis">Iterativa</text:span>: Realiza búsqueda en profundidad con una restricción de profundidad que aumenta iterativamente.</text:p>
        </text:list-item>
        <text:list-item>
          <text:p text:style-name="P4"><text:span text:style-name="Strong_20_Emphasis">Avara</text:span>: Utiliza una heurística basada en la distancia de Manhattan para seleccionar el siguiente nodo más prometedor.</text:p>
        </text:list-item>
      </text:list>
      <text:p text:style-name="Text_20_body">Estos algoritmos permiten explorar el espacio de búsqueda y encontrar el camino desde el inicio hasta el final, si existe uno.</text:p>
      <text:h text:style-name="Heading_20_3" text:outline-level="3">Descripción de las estructuras de datos</text:h>
      <text:p text:style-name="Text_20_body">A continuación, se describen las estructuras de datos utilizadas en el código:</text:p>
      <text:h text:style-name="Heading_20_4" text:outline-level="4">1. <text:span text:style-name="Strong_20_Emphasis">Mapa</text:span>:</text:h>
      <text:list text:style-name="L2">
        <text:list-item>
          <text:p text:style-name="P7">El mapa es una matriz bidimensional que representa el entorno en el que se realiza la búsqueda.</text:p>
        </text:list-item>
        <text:list-item>
          <text:p text:style-name="P7">El valor <text:span text:style-name="Source_20_Text">1</text:span> en la matriz indica un obstáculo (celda no transitable).</text:p>
        </text:list-item>
        <text:list-item>
          <text:p text:style-name="P7">El valor <text:span text:style-name="Source_20_Text">2</text:span> es el punto de inicio.</text:p>
        </text:list-item>
        <text:list-item>
          <text:p text:style-name="P6">El valor <text:span text:style-name="Source_20_Text">3</text:span> es el punto final.</text:p>
        </text:list-item>
      </text:list>
      <text:h text:style-name="Heading_20_4" text:outline-level="4"><text:soft-page-break/>2. <text:span text:style-name="Strong_20_Emphasis">Árbol de Búsqueda (Diccionario)</text:span>:</text:h>
      <text:list text:style-name="L3">
        <text:list-item>
          <text:p text:style-name="P9">El árbol de búsqueda se almacena como un diccionario donde las claves son las coordenadas de los nodos <text:span text:style-name="Source_20_Text">(x, y)</text:span> y los valores son listas de tuplas que representan los nodos vecinos alcanzables desde ese nodo.</text:p>
        </text:list-item>
        <text:list-item>
          <text:p text:style-name="P8">La función <text:span text:style-name="Source_20_Text">construir_arbol</text:span> construye este árbol a partir del punto de inicio y una matriz de mapa.</text:p>
        </text:list-item>
      </text:list>
      <text:h text:style-name="Heading_20_4" text:outline-level="4">3. <text:span text:style-name="Strong_20_Emphasis">Estructuras para los Algoritmos de Búsqueda</text:span>:</text:h>
      <text:list text:style-name="L4">
        <text:list-item>
          <text:p text:style-name="P11"><text:span text:style-name="Strong_20_Emphasis">Pilas (</text:span><text:span text:style-name="Strong_20_Emphasis"><text:span text:style-name="Source_20_Text">stack</text:span></text:span><text:span text:style-name="Strong_20_Emphasis">)</text:span>: Para los algoritmos de búsqueda en profundidad y limitada, se utiliza una pila para almacenar los nodos a explorar. La pila sigue el principio LIFO (Last In, First Out), lo que significa que los últimos nodos agregados son los primeros en ser explorados.</text:p>
        </text:list-item>
        <text:list-item>
          <text:p text:style-name="P11"><text:span text:style-name="Strong_20_Emphasis">Colas (</text:span><text:span text:style-name="Strong_20_Emphasis"><text:span text:style-name="Source_20_Text">queue</text:span></text:span><text:span text:style-name="Strong_20_Emphasis">)</text:span>: En el caso de la búsqueda en amplitud, se utiliza una cola que sigue el principio FIFO (First In, First Out), explorando los nodos en el orden en que fueron agregados.</text:p>
        </text:list-item>
        <text:list-item>
          <text:p text:style-name="P10"><text:span text:style-name="Strong_20_Emphasis">Heaps</text:span>: Para la búsqueda avara, se utiliza un heap (montículo) para mantener los nodos ordenados según una heurística (distancia de Manhattan en este caso), lo que permite elegir el nodo más prometedor para explorar.</text:p>
        </text:list-item>
      </text:list>
      <text:h text:style-name="Heading_20_4" text:outline-level="4">4. <text:span text:style-name="Strong_20_Emphasis">Conjuntos (</text:span><text:span text:style-name="Strong_20_Emphasis"><text:span text:style-name="Source_20_Text">set</text:span></text:span><text:span text:style-name="Strong_20_Emphasis">)</text:span>:</text:h>
      <text:list text:style-name="L5">
        <text:list-item>
          <text:p text:style-name="P13">Se utiliza un conjunto para mantener un registro de los nodos visitados, lo que permite evitar ciclos y repetición de nodos.</text:p>
        </text:list-item>
        <text:list-item>
          <text:p text:style-name="P12">Otro conjunto se utiliza para almacenar nodos que no tienen salida, es decir, aquellos que no pueden continuar hacia otros nodos.</text:p>
        </text:list-item>
      </text:list>
      <text:h text:style-name="Heading_20_4" text:outline-level="4">5. <text:span text:style-name="Strong_20_Emphasis">Listas</text:span>:</text:h>
      <text:list text:style-name="L6">
        <text:list-item>
          <text:p text:style-name="P14">Las listas se utilizan para almacenar los caminos recorridos, es decir, las secuencias de nodos visitados desde el inicio hasta el final. Estas listas también sirven para almacenar las trayectorias que siguen los algoritmos de búsqueda.</text:p>
        </text:list-item>
      </text:list>
      <text:h text:style-name="Heading_20_3" text:outline-level="3">Explicación de las Funciones</text:h>
      <text:list text:style-name="L7">
        <text:list-item>
          <text:p text:style-name="P15"><text:span text:style-name="Strong_20_Emphasis"><text:span text:style-name="Source_20_Text">construir_arbol(inicio, mapa)</text:span></text:span>:</text:p>
          <text:list>
            <text:list-item>
              <text:p text:style-name="P16">Esta función construye un árbol de búsqueda a partir del punto de inicio. Para ello, se emplea un algoritmo BFS para explorar todos los nodos alcanzables desde el punto de inicio.</text:p>
            </text:list-item>
            <text:list-item>
              <text:p text:style-name="P16">Cada nodo es expandido en sus vecinos (arriba, abajo, izquierda, derecha), y se almacenan en el diccionario <text:span text:style-name="Source_20_Text">arbol</text:span>.</text:p>
            </text:list-item>
          </text:list>
        </text:list-item>
        <text:list-item>
          <text:p text:style-name="P15"><text:span text:style-name="Strong_20_Emphasis"><text:span text:style-name="Source_20_Text">imprimir_arbol(arbol)</text:span></text:span>:</text:p>
          <text:list>
            <text:list-item>
              <text:p text:style-name="P16">Imprime el árbol generado en formato texto, mostrando los nodos y sus vecinos.</text:p>
            </text:list-item>
          </text:list>
        </text:list-item>
        <text:list-item>
          <text:p text:style-name="P15"><text:span text:style-name="Strong_20_Emphasis"><text:span text:style-name="Source_20_Text">dibujar_arbol(arbol, camino, inicio, final)</text:span></text:span>:</text:p>
          <text:list>
            <text:list-item>
              <text:p text:style-name="P16"><text:soft-page-break/>Dibuja el árbol de búsqueda utilizando la librería <text:span text:style-name="Source_20_Text">networkx</text:span> y <text:span text:style-name="Source_20_Text">matplotlib</text:span>. Los nodos del camino recorrido se colorean de rojo, el nodo de inicio se colorea de amarillo y el nodo final se colorea de verde.</text:p>
            </text:list-item>
          </text:list>
        </text:list-item>
        <text:list-item>
          <text:p text:style-name="P15"><text:span text:style-name="Strong_20_Emphasis">Algoritmos de Búsqueda</text:span>:</text:p>
          <text:list>
            <text:list-item>
              <text:p text:style-name="P15">Cada uno de los algoritmos de búsqueda (profundidad, amplitud, costo, avara, limitada, iterativa) sigue el esquema básico de exploración de nodos. Los detalles de cada uno se especifican a continuación:</text:p>
            </text:list-item>
            <text:list-item>
              <text:p text:style-name="P15"><text:span text:style-name="Strong_20_Emphasis">Profundidad</text:span>: Utiliza una pila (<text:span text:style-name="Source_20_Text">stack</text:span>) para explorar en profundidad. Se retrocede cuando no hay más nodos para explorar en un camino dado.</text:p>
            </text:list-item>
            <text:list-item>
              <text:p text:style-name="P15"><text:span text:style-name="Strong_20_Emphasis">Amplitud</text:span>: Utiliza una cola (<text:span text:style-name="Source_20_Text">queue</text:span>) para explorar los nodos nivel por nivel.</text:p>
            </text:list-item>
            <text:list-item>
              <text:p text:style-name="P15"><text:span text:style-name="Strong_20_Emphasis">Costo</text:span>: Utiliza una cola de prioridad (<text:span text:style-name="Source_20_Text">queue</text:span> ordenada por costo acumulado) para seleccionar el siguiente nodo con el menor costo.</text:p>
            </text:list-item>
            <text:list-item>
              <text:p text:style-name="P15"><text:span text:style-name="Strong_20_Emphasis">Avara</text:span>: Utiliza un heap para seleccionar el siguiente nodo basado en una heurística (distancia de Manhattan).</text:p>
            </text:list-item>
            <text:list-item>
              <text:p text:style-name="P15"><text:span text:style-name="Strong_20_Emphasis">Limitada</text:span>: Restringe la búsqueda a un número máximo de pasos o profundidad.</text:p>
            </text:list-item>
            <text:list-item>
              <text:p text:style-name="P15"><text:span text:style-name="Strong_20_Emphasis">Iterativa</text:span>: Realiza búsqueda en profundidad, pero con una restricción de profundidad que aumenta iterativamente hasta encontrar una solución o alcanzar el límite de iteraciones.</text:p>
            </text:list-item>
          </text:list>
        </text:list-item>
        <text:list-item>
          <text:p text:style-name="P15"><text:span text:style-name="Strong_20_Emphasis"><text:span text:style-name="Source_20_Text">guardar_camino(nodo)</text:span></text:span>:</text:p>
          <text:list>
            <text:list-item>
              <text:p text:style-name="P16">Guarda los nodos visitados en un archivo de texto llamado <text:span text:style-name="Source_20_Text">camino.txt</text:span>.</text:p>
            </text:list-item>
          </text:list>
        </text:list-item>
        <text:list-item>
          <text:p text:style-name="P15"><text:span text:style-name="Strong_20_Emphasis"><text:span text:style-name="Source_20_Text">leer_camino_recorrido()</text:span></text:span>:</text:p>
          <text:list>
            <text:list-item>
              <text:p text:style-name="P16">Lee el archivo <text:span text:style-name="Source_20_Text">camino.txt</text:span> y devuelve los nodos registrados en él como una lista.</text:p>
            </text:list-item>
          </text:list>
        </text:list-item>
        <text:list-item>
          <text:p text:style-name="P15"><text:span text:style-name="Strong_20_Emphasis"><text:span text:style-name="Source_20_Text">leer_mapa(ruta)</text:span></text:span>:</text:p>
          <text:list>
            <text:list-item>
              <text:p text:style-name="P16">Lee el mapa desde un archivo de texto y lo convierte en una matriz de enteros, identificando los puntos de inicio y final.</text:p>
            </text:list-item>
          </text:list>
        </text:list-item>
        <text:list-item>
          <text:p text:style-name="P15"><text:span text:style-name="Strong_20_Emphasis"><text:span text:style-name="Source_20_Text">leer_n()</text:span></text:span>:</text:p>
          <text:list>
            <text:list-item>
              <text:p text:style-name="P15">Lee el valor de <text:span text:style-name="Source_20_Text">n</text:span> desde un archivo, que se utiliza como límite para el número de pasos en algunos algoritmos (por ejemplo, para los algoritmos iterativos).</text:p>
            </text:list-item>
          </text:list>
        </text:list-item>
      </text:list>
      <text:h text:style-name="Heading_20_3" text:outline-level="3">Visualización</text:h>
      <text:p text:style-name="Text_20_body">La visualización del árbol de búsqueda se realiza mediante <text:span text:style-name="Source_20_Text">matplotlib</text:span> y <text:span text:style-name="Source_20_Text">networkx</text:span>, donde cada nodo es dibujado con un color específico dependiendo de su estado:</text:p>
      <text:list text:style-name="L8">
        <text:list-item>
          <text:p text:style-name="P18"><text:span text:style-name="Strong_20_Emphasis">Nodos visitados</text:span>: Se pintan de color azul.</text:p>
        </text:list-item>
        <text:list-item>
          <text:p text:style-name="P18"><text:span text:style-name="Strong_20_Emphasis">Nodo de inicio</text:span>: Se pinta de color amarillo.</text:p>
        </text:list-item>
        <text:list-item>
          <text:p text:style-name="P18"><text:span text:style-name="Strong_20_Emphasis">Nodo final</text:span>: Se pinta de color verde.</text:p>
        </text:list-item>
        <text:list-item>
          <text:p text:style-name="P17"><text:span text:style-name="Strong_20_Emphasis">Nodos en el camino recorrido</text:span>: Se pintan de color rojo.</text:p>
        </text:list-item>
      </text:list>
      <text:h text:style-name="Heading_20_3" text:outline-level="3"><text:soft-page-break/>Conclusión</text:h>
      <text:p text:style-name="Text_20_body">Este código implementa una simulación completa de búsqueda de caminos en un mapa utilizando diversos algoritmos de búsqueda. La documentación y organización del código permiten entender la estructura y cómo cada parte contribuye al proceso de búsqueda. La visualización es útil para entender cómo se exploran los nodos y cómo los diferentes algoritmos afectan la búsqueda del camino.</text:p>
      <text:p text:style-name="P3">Pruebas de funcionalida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8T23:54:29.041763756</meta:creation-date>
    <dc:date>2024-11-19T00:21:08.746681055</dc:date>
    <meta:editing-duration>PT26M40S</meta:editing-duration>
    <meta:editing-cycles>2</meta:editing-cycles>
    <meta:generator>LibreOffice/7.4.7.2$Linux_X86_64 LibreOffice_project/40$Build-2</meta:generator>
    <meta:document-statistic meta:table-count="0" meta:image-count="0" meta:object-count="0" meta:page-count="4" meta:paragraph-count="65" meta:word-count="1124" meta:character-count="6847" meta:non-whitespace-character-count="5833"/>
  </office:meta>
</office:document-meta>
</file>